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D0000033CBE3D271A491CAFAA.png" manifest:media-type="image/png"/>
  <manifest:file-entry manifest:full-path="Pictures/10000201000002C5000003CD9B339A3F11895374.png" manifest:media-type="image/png"/>
  <manifest:file-entry manifest:full-path="Pictures/10000201000002C300000208C3020514AE9CA9CF.png" manifest:media-type="image/png"/>
  <manifest:file-entry manifest:full-path="Pictures/100002010000029C00000130520FC5FCC851A3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9.442cm" draw:z-index="0"><draw:image xlink:href="Pictures/10000201000002ED0000033CBE3D271A491CAFAA.png" xlink:type="simple" xlink:show="embed" xlink:actuate="onLoad" loext:mime-type="image/png"/></draw:frame></text:p>
      <text:p text:style-name="P1"><draw:frame draw:style-name="fr1" draw:name="Imagen2" text:anchor-type="paragraph" svg:width="17.59cm" svg:height="24.139cm" draw:z-index="1"><draw:image xlink:href="Pictures/10000201000002C5000003CD9B339A3F11895374.png" xlink:type="simple" xlink:show="embed" xlink:actuate="onLoad" loext:mime-type="image/png"/></draw:frame></text:p>
      <text:p text:style-name="P1"/>
      <text:p text:style-name="P2"><draw:frame draw:style-name="fr1" draw:name="Imagen3" text:anchor-type="paragraph" svg:width="17.59cm" svg:height="8.003cm" draw:z-index="2"><draw:image xlink:href="Pictures/100002010000029C00000130520FC5FCC851A335.png" xlink:type="simple" xlink:show="embed" xlink:actuate="onLoad" loext:mime-type="image/png"/></draw:frame><draw:frame draw:style-name="fr2" draw:name="Imagen4" text:anchor-type="paragraph" svg:x="0.026cm" svg:y="9.208cm" svg:width="17.59cm" svg:height="12.936cm" draw:z-index="3"><draw:image xlink:href="Pictures/10000201000002C300000208C3020514AE9CA9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7T14:23:59.313000000</meta:creation-date>
    <meta:print-date>2022-08-27T14:58:16.176000000</meta:print-date>
    <dc:date>2022-08-27T14:59:17.911000000</dc:date>
    <meta:editing-duration>PT25M8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2.0.3$Windows_X86_64 LibreOffice_project/98c6a8a1c6c7b144ce3cc729e34964b47ce25d62</meta:generator>
  </office:meta>
</office:document-meta>
</file>